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99ccff" fo:border="0.002cm solid #000000"/>
    </style:style>
    <style:style style:name="ce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  <style:text-properties style:text-underline-style="non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/>
      <style:text-properties fo:color="#ff0000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1" table:number-columns-repeated="22" table:default-cell-style-name="ce5"/>
        <table:table-row table:style-name="ro1">
          <table:table-cell table:style-name="ce1"/>
          <table:table-cell table:style-name="ce3" office:value-type="string">
            <text:p>letra</text:p>
          </table:table-cell>
          <table:table-cell table:style-name="ce3" office:value-type="string">
            <text:p>dígito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=</text:p>
          </table:table-cell>
          <table:table-cell table:style-name="ce3" office:value-type="string">
            <text:p>!</text:p>
          </table:table-cell>
          <table:table-cell table:style-name="ce3" office:value-type="string">
            <text:p>&amp;</text:p>
          </table:table-cell>
          <table:table-cell table:style-name="ce3" office:value-type="string">
            <text:p>|</text:p>
          </table:table-cell>
          <table:table-cell table:style-name="ce3" office:value-type="string">
            <text:p>“</text:p>
          </table:table-cell>
          <table:table-cell table:style-name="ce3" office:value-type="string">
            <text:p>;</text:p>
          </table:table-cell>
          <table:table-cell table:style-name="ce3" office:value-type="string">
            <text:p>,</text:p>
          </table:table-cell>
          <table:table-cell table:style-name="ce3" office:value-type="string">
            <text:p>: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.</text:p>
          </table:table-cell>
          <table:table-cell table:style-name="ce3" office:value-type="string">
            <text:p>bl, enter,tab</text:p>
          </table:table-cell>
        </table:table-row>
        <table:table-row table:style-name="ro1">
          <table:table-cell office:value-type="string">
            <text:p>Q0</text:p>
          </table:table-cell>
          <table:table-cell table:style-name="ce4" office:value-type="string">
            <text:p>q4</text:p>
          </table:table-cell>
          <table:table-cell office:value-type="string">
            <text:p>q2</text:p>
          </table:table-cell>
          <table:table-cell office:value-type="string">
            <text:p>q9</text:p>
          </table:table-cell>
          <table:table-cell office:value-type="string">
            <text:p>q11</text:p>
          </table:table-cell>
          <table:table-cell office:value-type="string">
            <text:p>q7</text:p>
          </table:table-cell>
          <table:table-cell office:value-type="string">
            <text:p>q30</text:p>
          </table:table-cell>
          <table:table-cell office:value-type="string">
            <text:p>q5</text:p>
          </table:table-cell>
          <table:table-cell office:value-type="string">
            <text:p>q17</text:p>
          </table:table-cell>
          <table:table-cell office:value-type="string">
            <text:p>q23</text:p>
          </table:table-cell>
          <table:table-cell office:value-type="string">
            <text:p>q21</text:p>
          </table:table-cell>
          <table:table-cell office:value-type="string">
            <text:p>q1</text:p>
          </table:table-cell>
          <table:table-cell office:value-type="string">
            <text:p>q27</text:p>
          </table:table-cell>
          <table:table-cell office:value-type="string">
            <text:p>q29</text:p>
          </table:table-cell>
          <table:table-cell office:value-type="string">
            <text:p>q28</text:p>
          </table:table-cell>
          <table:table-cell office:value-type="string">
            <text:p>q13</text:p>
          </table:table-cell>
          <table:table-cell office:value-type="string">
            <text:p>q15</text:p>
          </table:table-cell>
          <table:table-cell office:value-type="string">
            <text:p>q19</text:p>
          </table:table-cell>
          <table:table-cell office:value-type="string">
            <text:p>q20</text:p>
          </table:table-cell>
          <table:table-cell office:value-type="string">
            <text:p>q25</text:p>
          </table:table-cell>
          <table:table-cell office:value-type="string">
            <text:p>q26</text:p>
          </table:table-cell>
          <table:table-cell/>
          <table:table-cell office:value-type="string">
            <text:p>q0</text:p>
          </table:table-cell>
        </table:table-row>
        <table:table-row table:style-name="ro1">
          <table:table-cell office:value-type="string">
            <text:p>Q1</text:p>
          </table:table-cell>
          <table:table-cell table:number-columns-repeated="10" office:value-type="string">
            <text:p>q1</text:p>
          </table:table-cell>
          <table:table-cell office:value-type="string">
            <text:p>q34</text:p>
          </table:table-cell>
          <table:table-cell table:number-columns-repeated="11" office:value-type="string">
            <text:p>q1</text:p>
          </table:table-cell>
        </table:table-row>
        <table:table-row table:style-name="ro1">
          <table:table-cell office:value-type="string">
            <text:p>Q2</text:p>
          </table:table-cell>
          <table:table-cell table:number-columns-repeated="20" office:value-type="string">
            <text:p>q34</text:p>
          </table:table-cell>
          <table:table-cell office:value-type="string">
            <text:p>q3</text:p>
          </table:table-cell>
          <table:table-cell office:value-type="string">
            <text:p>q34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q34</text:p>
          </table:table-cell>
          <table:table-cell office:value-type="string">
            <text:p>q3</text:p>
          </table:table-cell>
          <table:table-cell table:number-columns-repeated="20" office:value-type="string">
            <text:p>q34</text:p>
          </table:table-cell>
        </table:table-row>
        <table:table-row table:style-name="ro1">
          <table:table-cell office:value-type="string">
            <text:p>Q4</text:p>
          </table:table-cell>
          <table:table-cell table:number-columns-repeated="2" office:value-type="string">
            <text:p>q4</text:p>
          </table:table-cell>
          <table:table-cell table:number-columns-repeated="20" office:value-type="string">
            <text:p>q34</text:p>
          </table:table-cell>
        </table:table-row>
        <table:table-row table:style-name="ro1">
          <table:table-cell office:value-type="string">
            <text:p>Q5</text:p>
          </table:table-cell>
          <table:table-cell table:number-columns-repeated="6" office:value-type="string">
            <text:p>q34</text:p>
          </table:table-cell>
          <table:table-cell office:value-type="string">
            <text:p>q6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6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7</text:p>
          </table:table-cell>
          <table:table-cell table:number-columns-repeated="6" office:value-type="string">
            <text:p>q34</text:p>
          </table:table-cell>
          <table:table-cell office:value-type="string">
            <text:p>q8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8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9</text:p>
          </table:table-cell>
          <table:table-cell table:number-columns-repeated="6" office:value-type="string">
            <text:p>q34</text:p>
          </table:table-cell>
          <table:table-cell office:value-type="string">
            <text:p>q10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0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1</text:p>
          </table:table-cell>
          <table:table-cell table:number-columns-repeated="6" office:value-type="string">
            <text:p>q34</text:p>
          </table:table-cell>
          <table:table-cell office:value-type="string">
            <text:p>q12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2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3</text:p>
          </table:table-cell>
          <table:table-cell table:number-columns-repeated="6" office:value-type="string">
            <text:p>q34</text:p>
          </table:table-cell>
          <table:table-cell office:value-type="string">
            <text:p>q14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4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5</text:p>
          </table:table-cell>
          <table:table-cell table:number-columns-repeated="6" office:value-type="string">
            <text:p>q34</text:p>
          </table:table-cell>
          <table:table-cell office:value-type="string">
            <text:p>q16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6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7</text:p>
          </table:table-cell>
          <table:table-cell table:number-columns-repeated="6" office:value-type="string">
            <text:p>q34</text:p>
          </table:table-cell>
          <table:table-cell office:value-type="string">
            <text:p>q18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8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9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0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1</text:p>
          </table:table-cell>
          <table:table-cell table:number-columns-repeated="9" office:value-type="string">
            <text:p>q34</text:p>
          </table:table-cell>
          <table:table-cell office:value-type="string">
            <text:p>q22</text:p>
          </table:table-cell>
          <table:table-cell table:number-columns-repeated="12" office:value-type="string">
            <text:p>q34</text:p>
          </table:table-cell>
        </table:table-row>
        <table:table-row table:style-name="ro1">
          <table:table-cell office:value-type="string">
            <text:p>Q22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3</text:p>
          </table:table-cell>
          <table:table-cell table:number-columns-repeated="8" office:value-type="string">
            <text:p>q34</text:p>
          </table:table-cell>
          <table:table-cell office:value-type="string">
            <text:p>q24</text:p>
          </table:table-cell>
          <table:table-cell table:number-columns-repeated="13" office:value-type="string">
            <text:p>q34</text:p>
          </table:table-cell>
        </table:table-row>
        <table:table-row table:style-name="ro1">
          <table:table-cell office:value-type="string">
            <text:p>Q24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5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6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7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8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9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30</text:p>
          </table:table-cell>
          <table:table-cell table:number-columns-repeated="4" office:value-type="string">
            <text:p>q34</text:p>
          </table:table-cell>
          <table:table-cell office:value-type="string">
            <text:p>q32</text:p>
          </table:table-cell>
          <table:table-cell office:value-type="string">
            <text:p>q34</text:p>
          </table:table-cell>
          <table:table-cell office:value-type="string">
            <text:p>q31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31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32</text:p>
          </table:table-cell>
          <table:table-cell table:number-columns-repeated="4" office:value-type="string">
            <text:p>q32</text:p>
          </table:table-cell>
          <table:table-cell office:value-type="string">
            <text:p>q33</text:p>
          </table:table-cell>
          <table:table-cell table:number-columns-repeated="17" office:value-type="string">
            <text:p>q32</text:p>
          </table:table-cell>
        </table:table-row>
        <table:table-row table:style-name="ro1">
          <table:table-cell office:value-type="string">
            <text:p>Q33</text:p>
          </table:table-cell>
          <table:table-cell table:number-columns-repeated="4" office:value-type="string">
            <text:p>q32</text:p>
          </table:table-cell>
          <table:table-cell office:value-type="string">
            <text:p>q33</text:p>
          </table:table-cell>
          <table:table-cell office:value-type="string">
            <text:p>q0</text:p>
          </table:table-cell>
          <table:table-cell table:number-columns-repeated="16" office:value-type="string">
            <text:p>q32</text:p>
          </table:table-cell>
        </table:table-row>
        <table:table-row table:style-name="ro1" table:number-rows-repeated="4">
          <table:table-cell table:style-name="Default" table:number-columns-repeated="23"/>
        </table:table-row>
        <table:table-row table:style-name="ro1">
          <table:table-cell table:style-name="ce1"/>
          <table:table-cell table:style-name="ce3" office:value-type="string">
            <text:p>letra</text:p>
          </table:table-cell>
          <table:table-cell table:style-name="ce3" office:value-type="string">
            <text:p>dígito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=</text:p>
          </table:table-cell>
          <table:table-cell table:style-name="ce3" office:value-type="string">
            <text:p>!</text:p>
          </table:table-cell>
          <table:table-cell table:style-name="ce3" office:value-type="string">
            <text:p>&amp;</text:p>
          </table:table-cell>
          <table:table-cell table:style-name="ce3" office:value-type="string">
            <text:p>|</text:p>
          </table:table-cell>
          <table:table-cell table:style-name="ce3" office:value-type="string">
            <text:p>“</text:p>
          </table:table-cell>
          <table:table-cell table:style-name="ce3" office:value-type="string">
            <text:p>;</text:p>
          </table:table-cell>
          <table:table-cell table:style-name="ce3" office:value-type="string">
            <text:p>,</text:p>
          </table:table-cell>
          <table:table-cell table:style-name="ce3" office:value-type="string">
            <text:p>: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.</text:p>
          </table:table-cell>
          <table:table-cell table:style-name="ce3" office:value-type="string">
            <text:p>bl, enter,tab</text:p>
          </table:table-cell>
        </table:table-row>
        <table:table-row table:style-name="ro1">
          <table:table-cell office:value-type="string">
            <text:p>Q0</text:p>
          </table:table-cell>
          <table:table-cell table:style-name="ce4" office:value-type="string">
            <text:p>startId</text:p>
          </table:table-cell>
          <table:table-cell office:value-type="string">
            <text:p>startNumber</text:p>
          </table:table-cell>
          <table:table-cell office:value-type="string">
            <text:p>startSum</text:p>
          </table:table-cell>
          <table:table-cell office:value-type="string">
            <text:p>startSubtraction</text:p>
          </table:table-cell>
          <table:table-cell office:value-type="string">
            <text:p>startMultiplication </text:p>
          </table:table-cell>
          <table:table-cell office:value-type="string">
            <text:p>startDivision</text:p>
          </table:table-cell>
          <table:table-cell office:value-type="string">
            <text:p>startAsignation</text:p>
          </table:table-cell>
          <table:table-cell office:value-type="string">
            <text:p>startNegation</text:p>
          </table:table-cell>
          <table:table-cell office:value-type="string">
            <text:p>startAnd</text:p>
          </table:table-cell>
          <table:table-cell office:value-type="string">
            <text:p>startOr</text:p>
          </table:table-cell>
          <table:table-cell office:value-type="string">
            <text:p>startString</text:p>
          </table:table-cell>
          <table:table-cell office:value-type="string">
            <text:p>startSemicolon</text:p>
          </table:table-cell>
          <table:table-cell office:value-type="string">
            <text:p>startComma</text:p>
          </table:table-cell>
          <table:table-cell office:value-type="string">
            <text:p>startSeparator</text:p>
          </table:table-cell>
          <table:table-cell office:value-type="string">
            <text:p>startLower</text:p>
          </table:table-cell>
          <table:table-cell office:value-type="string">
            <text:p>startUpper</text:p>
          </table:table-cell>
          <table:table-cell office:value-type="string">
            <text:p>startBracket</text:p>
          </table:table-cell>
          <table:table-cell office:value-type="string">
            <text:p>startRightBracket</text:p>
          </table:table-cell>
          <table:table-cell office:value-type="string">
            <text:p>startBrace</text:p>
          </table:table-cell>
          <table:table-cell office:value-type="string">
            <text:p>startRightBrace</text:p>
          </table:table-cell>
          <table:table-cell table:style-name="ce6" office:value-type="string">
            <text:p>error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table:number-columns-repeated="10" office:value-type="string">
            <text:p>contString</text:p>
          </table:table-cell>
          <table:table-cell office:value-type="string">
            <text:p>endString</text:p>
          </table:table-cell>
          <table:table-cell table:number-columns-repeated="11" office:value-type="string">
            <text:p>contString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ndNumber</text:p>
          </table:table-cell>
          <table:table-cell office:value-type="string">
            <text:p>contNumber</text:p>
          </table:table-cell>
          <table:table-cell table:number-columns-repeated="18" office:value-type="string">
            <text:p>endNumber</text:p>
          </table:table-cell>
          <table:table-cell office:value-type="string">
            <text:p>contNumber</text:p>
          </table:table-cell>
          <table:table-cell office:value-type="string">
            <text:p>endNumber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ndNumber</text:p>
          </table:table-cell>
          <table:table-cell office:value-type="string">
            <text:p>contNumber</text:p>
          </table:table-cell>
          <table:table-cell table:number-columns-repeated="20" office:value-type="string">
            <text:p>endNumber</text:p>
          </table:table-cell>
        </table:table-row>
        <table:table-row table:style-name="ro1">
          <table:table-cell office:value-type="string">
            <text:p>Q4</text:p>
          </table:table-cell>
          <table:table-cell table:number-columns-repeated="2" office:value-type="string">
            <text:p>contId</text:p>
          </table:table-cell>
          <table:table-cell table:number-columns-repeated="20" office:value-type="string">
            <text:p>endId</text:p>
          </table:table-cell>
        </table:table-row>
        <table:table-row table:style-name="ro1">
          <table:table-cell office:value-type="string">
            <text:p>Q5</text:p>
          </table:table-cell>
          <table:table-cell table:number-columns-repeated="6" office:value-type="string">
            <text:p>endAsignation</text:p>
          </table:table-cell>
          <table:table-cell office:value-type="string">
            <text:p>startEqual</text:p>
          </table:table-cell>
          <table:table-cell table:number-columns-repeated="15" office:value-type="string">
            <text:p>endAsignation</text:p>
          </table:table-cell>
        </table:table-row>
        <table:table-row table:style-name="ro1">
          <table:table-cell office:value-type="string">
            <text:p>Q6</text:p>
          </table:table-cell>
          <table:table-cell table:number-columns-repeated="22" office:value-type="string">
            <text:p>endEqual</text:p>
          </table:table-cell>
        </table:table-row>
        <table:table-row table:style-name="ro1">
          <table:table-cell office:value-type="string">
            <text:p>Q7</text:p>
          </table:table-cell>
          <table:table-cell table:number-columns-repeated="6" office:value-type="string">
            <text:p>endMultiplication</text:p>
          </table:table-cell>
          <table:table-cell office:value-type="string">
            <text:p>startAutoMultiplication</text:p>
          </table:table-cell>
          <table:table-cell table:number-columns-repeated="15" office:value-type="string">
            <text:p>endMultiplication</text:p>
          </table:table-cell>
        </table:table-row>
        <table:table-row table:style-name="ro1">
          <table:table-cell office:value-type="string">
            <text:p>Q8</text:p>
          </table:table-cell>
          <table:table-cell table:number-columns-repeated="22" office:value-type="string">
            <text:p>endAutoMultiplication</text:p>
          </table:table-cell>
        </table:table-row>
        <table:table-row table:style-name="ro1">
          <table:table-cell office:value-type="string">
            <text:p>Q9</text:p>
          </table:table-cell>
          <table:table-cell table:number-columns-repeated="6" office:value-type="string">
            <text:p>endSum</text:p>
          </table:table-cell>
          <table:table-cell office:value-type="string">
            <text:p>startAutoSum</text:p>
          </table:table-cell>
          <table:table-cell table:number-columns-repeated="15" office:value-type="string">
            <text:p>endSum</text:p>
          </table:table-cell>
        </table:table-row>
        <table:table-row table:style-name="ro1">
          <table:table-cell office:value-type="string">
            <text:p>Q10</text:p>
          </table:table-cell>
          <table:table-cell table:number-columns-repeated="22" office:value-type="string">
            <text:p>endAutoSum</text:p>
          </table:table-cell>
        </table:table-row>
        <table:table-row table:style-name="ro1">
          <table:table-cell office:value-type="string">
            <text:p>Q11</text:p>
          </table:table-cell>
          <table:table-cell table:number-columns-repeated="6" office:value-type="string">
            <text:p>endSubstraction</text:p>
          </table:table-cell>
          <table:table-cell office:value-type="string">
            <text:p>startAutoSubstraction</text:p>
          </table:table-cell>
          <table:table-cell table:number-columns-repeated="15" office:value-type="string">
            <text:p>endSubstraction</text:p>
          </table:table-cell>
        </table:table-row>
        <table:table-row table:style-name="ro1">
          <table:table-cell office:value-type="string">
            <text:p>Q12</text:p>
          </table:table-cell>
          <table:table-cell table:number-columns-repeated="22" office:value-type="string">
            <text:p>endAutoSubstraction</text:p>
          </table:table-cell>
        </table:table-row>
        <table:table-row table:style-name="ro1">
          <table:table-cell office:value-type="string">
            <text:p>Q13</text:p>
          </table:table-cell>
          <table:table-cell table:number-columns-repeated="6" office:value-type="string">
            <text:p>endLower</text:p>
          </table:table-cell>
          <table:table-cell office:value-type="string">
            <text:p>startEqualLower</text:p>
          </table:table-cell>
          <table:table-cell table:number-columns-repeated="15" office:value-type="string">
            <text:p>endLower</text:p>
          </table:table-cell>
        </table:table-row>
        <table:table-row table:style-name="ro1">
          <table:table-cell office:value-type="string">
            <text:p>Q14</text:p>
          </table:table-cell>
          <table:table-cell table:number-columns-repeated="22" office:value-type="string">
            <text:p>endEqualLower</text:p>
          </table:table-cell>
        </table:table-row>
        <table:table-row table:style-name="ro1">
          <table:table-cell office:value-type="string">
            <text:p>Q15</text:p>
          </table:table-cell>
          <table:table-cell table:number-columns-repeated="6" office:value-type="string">
            <text:p>endUpper</text:p>
          </table:table-cell>
          <table:table-cell office:value-type="string">
            <text:p>startEqualUpper</text:p>
          </table:table-cell>
          <table:table-cell table:number-columns-repeated="15" office:value-type="string">
            <text:p>endUpper</text:p>
          </table:table-cell>
        </table:table-row>
        <table:table-row table:style-name="ro1">
          <table:table-cell office:value-type="string">
            <text:p>Q16</text:p>
          </table:table-cell>
          <table:table-cell table:number-columns-repeated="22" office:value-type="string">
            <text:p>endEqualUpper</text:p>
          </table:table-cell>
        </table:table-row>
        <table:table-row table:style-name="ro1">
          <table:table-cell office:value-type="string">
            <text:p>Q17</text:p>
          </table:table-cell>
          <table:table-cell table:number-columns-repeated="6" office:value-type="string">
            <text:p>endNegation</text:p>
          </table:table-cell>
          <table:table-cell office:value-type="string">
            <text:p>startNotEqual</text:p>
          </table:table-cell>
          <table:table-cell table:number-columns-repeated="15" office:value-type="string">
            <text:p>endNegation</text:p>
          </table:table-cell>
        </table:table-row>
        <table:table-row table:style-name="ro1">
          <table:table-cell office:value-type="string">
            <text:p>Q18</text:p>
          </table:table-cell>
          <table:table-cell table:number-columns-repeated="22" office:value-type="string">
            <text:p>endNotEqual</text:p>
          </table:table-cell>
        </table:table-row>
        <table:table-row table:style-name="ro1">
          <table:table-cell office:value-type="string">
            <text:p>Q19</text:p>
          </table:table-cell>
          <table:table-cell table:number-columns-repeated="22" office:value-type="string">
            <text:p>endBracket</text:p>
          </table:table-cell>
        </table:table-row>
        <table:table-row table:style-name="ro1">
          <table:table-cell office:value-type="string">
            <text:p>Q20</text:p>
          </table:table-cell>
          <table:table-cell table:number-columns-repeated="22" office:value-type="string">
            <text:p>endRightBracket</text:p>
          </table:table-cell>
        </table:table-row>
        <table:table-row table:style-name="ro1">
          <table:table-cell office:value-type="string">
            <text:p>Q21</text:p>
          </table:table-cell>
          <table:table-cell table:number-columns-repeated="9" table:style-name="ce6" office:value-type="string">
            <text:p>error</text:p>
          </table:table-cell>
          <table:table-cell office:value-type="string">
            <text:p>contOr</text:p>
          </table:table-cell>
          <table:table-cell table:number-columns-repeated="12" table:style-name="ce6" office:value-type="string">
            <text:p>error</text:p>
          </table:table-cell>
        </table:table-row>
        <table:table-row table:style-name="ro1">
          <table:table-cell office:value-type="string">
            <text:p>Q22</text:p>
          </table:table-cell>
          <table:table-cell table:number-columns-repeated="22" office:value-type="string">
            <text:p>endOr</text:p>
          </table:table-cell>
        </table:table-row>
        <table:table-row table:style-name="ro1">
          <table:table-cell office:value-type="string">
            <text:p>Q23</text:p>
          </table:table-cell>
          <table:table-cell table:number-columns-repeated="8" table:style-name="ce6" office:value-type="string">
            <text:p>error</text:p>
          </table:table-cell>
          <table:table-cell office:value-type="string">
            <text:p>contAnd</text:p>
          </table:table-cell>
          <table:table-cell table:number-columns-repeated="13" table:style-name="ce6" office:value-type="string">
            <text:p>error</text:p>
          </table:table-cell>
        </table:table-row>
        <table:table-row table:style-name="ro1">
          <table:table-cell office:value-type="string">
            <text:p>Q24</text:p>
          </table:table-cell>
          <table:table-cell table:number-columns-repeated="22" office:value-type="string">
            <text:p>endAnd</text:p>
          </table:table-cell>
        </table:table-row>
        <table:table-row table:style-name="ro1">
          <table:table-cell office:value-type="string">
            <text:p>Q25</text:p>
          </table:table-cell>
          <table:table-cell table:number-columns-repeated="22" office:value-type="string">
            <text:p>endBrace</text:p>
          </table:table-cell>
        </table:table-row>
        <table:table-row table:style-name="ro1">
          <table:table-cell office:value-type="string">
            <text:p>Q26</text:p>
          </table:table-cell>
          <table:table-cell table:number-columns-repeated="22" office:value-type="string">
            <text:p>endRightBrace</text:p>
          </table:table-cell>
        </table:table-row>
        <table:table-row table:style-name="ro1">
          <table:table-cell office:value-type="string">
            <text:p>Q27</text:p>
          </table:table-cell>
          <table:table-cell table:number-columns-repeated="22" office:value-type="string">
            <text:p>endSemicolon</text:p>
          </table:table-cell>
        </table:table-row>
        <table:table-row table:style-name="ro1">
          <table:table-cell office:value-type="string">
            <text:p>Q28</text:p>
          </table:table-cell>
          <table:table-cell table:number-columns-repeated="22" office:value-type="string">
            <text:p>endSeparator</text:p>
          </table:table-cell>
        </table:table-row>
        <table:table-row table:style-name="ro1">
          <table:table-cell office:value-type="string">
            <text:p>Q29</text:p>
          </table:table-cell>
          <table:table-cell table:number-columns-repeated="22" office:value-type="string">
            <text:p>endComma</text:p>
          </table:table-cell>
        </table:table-row>
        <table:table-row table:style-name="ro1">
          <table:table-cell office:value-type="string">
            <text:p>Q30</text:p>
          </table:table-cell>
          <table:table-cell table:number-columns-repeated="4" office:value-type="string">
            <text:p>endDivision</text:p>
          </table:table-cell>
          <table:table-cell office:value-type="string">
            <text:p>startComment</text:p>
          </table:table-cell>
          <table:table-cell office:value-type="string">
            <text:p>endDivision</text:p>
          </table:table-cell>
          <table:table-cell office:value-type="string">
            <text:p>startAutoDivision</text:p>
          </table:table-cell>
          <table:table-cell table:number-columns-repeated="15" office:value-type="string">
            <text:p>endDivision</text:p>
          </table:table-cell>
        </table:table-row>
        <table:table-row table:style-name="ro1">
          <table:table-cell office:value-type="string">
            <text:p>Q31</text:p>
          </table:table-cell>
          <table:table-cell table:number-columns-repeated="22" office:value-type="string">
            <text:p>endAutoDivision</text:p>
          </table:table-cell>
        </table:table-row>
        <table:table-row table:style-name="ro1">
          <table:table-cell office:value-type="string">
            <text:p>Q32</text:p>
          </table:table-cell>
          <table:table-cell table:number-columns-repeated="22"/>
        </table:table-row>
        <table:table-row table:style-name="ro1">
          <table:table-cell office:value-type="string">
            <text:p>Q33</text:p>
          </table:table-cell>
          <table:table-cell table:number-columns-repeated="22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27/04/2009</text:date>, <text:time>18:1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Mosconi</meta:initial-creator>
    <meta:creation-date>2009-04-13T18:47:35</meta:creation-date>
    <dc:date>2009-04-27T18:12:43</dc:date>
    <dc:creator>Nicolas Mosconi</dc:creator>
    <meta:editing-duration>PT04H46M53S</meta:editing-duration>
    <meta:editing-cycles>21</meta:editing-cycles>
    <meta:generator>OpenOffice.org/3.0$Linux OpenOffice.org_project/300m15$Build-9379</meta:generator>
    <meta:document-statistic meta:table-count="3" meta:cell-count="1562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